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9-03" calcext:value-type="date">
            <text:p>03/09/2025</text:p>
          </table:table-cell>
          <table:table-cell table:style-name="ce62" table:formula="of:=[.C14]-[.F1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9-30" calcext:value-type="date">
            <text:p>30/09/2025</text:p>
          </table:table-cell>
          <table:table-cell table:style-name="ce50" office:value-type="string" calcext:value-type="string">
            <text:p>Mens. 09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15]-[.F15]" office:value-type="float" office:value="500" calcext:value-type="float">
            <text:p>50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5])" office:value-type="float" office:value="500" calcext:value-type="float">
            <text:p>50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2.129219167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2.1313229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5-10-01T10:56:02.423646457</dc:date>
    <meta:print-date>2020-02-05T15:45:38.714000000</meta:print-date>
    <dc:language>pt-PT</dc:language>
    <meta:editing-cycles>653</meta:editing-cycles>
    <meta:editing-duration>P3DT18H26M16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